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5B0000003040CBC16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178cm" svg:height="1.268cm" svg:x="0.422cm" svg:y="0.6cm">
          <draw:image xlink:href="Pictures/100000000000015B0000003040CBC16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7T08:55:34.224000000</meta:creation-date>
    <meta:generator>LibreOffice/4.1.4.2$Windows_x86 LibreOffice_project/0a0440ccc0227ad9829de5f46be37cfb6edcf72</meta:generator>
    <dc:date>2014-01-17T08:57:49.675000000</dc:date>
    <meta:editing-duration>PT58S</meta:editing-duration>
    <meta:editing-cycles>3</meta:editing-cycles>
    <meta:document-statistic meta:object-count="1"/>
  </office:meta>
</office:document-meta>
</file>